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text:p text:style-name="Normal"/>
      <text:p text:style-name="Normal"/>
      <text:p text:style-name="Normal"/>
      <text:p text:style-name="Normal">!!!!!!! New timeline deviates massively from intentions again. What shall we do? Let it run its course, obviously. Yeah, let’s see where this one takes us.</text:p>
      <text:p text:style-name="Normal">What a stubborn god. Their mind keeps going back on how to lead into what they want, rather than let the story unfold on its own.</text:p>
      <text:p text:style-name="Normal"/>
      <text:p text:style-name="Normal"/>
      <text:p text:style-name="Normal"/>
      <text:p text:style-name="Normal">Content of throwaway file, discussing node 4’s content:</text:p>
      <text:p text:style-name="Normal">“””</text:p>
      <text:p text:style-name="Normal">It’s been a while, hm? Now, answer this question: what do you want?</text:p>
      <text:p text:style-name="Normal">I want a natural flow. A flow into something... beautiful. I want to take you on a trip, take you on an unforgettable date, one you’ll remember fondly years from now.</text:p>
      <text:p text:style-name="Normal">An unforgettable date... All the while having our feet on the ground, that’s gonna be tough.</text:p>
      <text:p text:style-name="Normal">Who said anything about feet on the ground?</text:p>
      <text:p text:style-name="Normal">Let’s explore this... Window. No, more importantly: what kind of date would you love?</text:p>
      <text:p text:style-name="Normal">Well, if we want something that floats up in our mind like a cloud and is just as comfortable to reminisce on... We’re going to have to have something non-standard.</text:p>
      <text:p text:style-name="Normal">As if you were ever going to settle for anything standard.</text:p>
      <text:p text:style-name="Normal">Let’s see... 学校で遊ぶのも楽しそう。 But... What other options do we have? A train... A train to a place they haven’t gone to before. Still, it would be a place on Earth.</text:p>
      <text:p text:style-name="Normal">Earth is full of possibilities, you know? Still, it would be a place near a town that has a station. Hm...</text:p>
      <text:p text:style-name="Normal">You know, I think I asked the wrong question. We’ve... We don’t exactly have much experience going on dates, do we? だからさ、 let me rephrase the question: what would you do if you wanted to have a fun time with a friend? And, no, no alcohol.</text:p>
      <text:p text:style-name="Normal">No...?</text:p>
      <text:p text:style-name="Normal">No.</text:p>
      <text:p text:style-name="Normal">... Please?</text:p>
      <text:p text:style-name="Normal">No.</text:p>
      <text:p text:style-name="Normal">A fun time, hm? It’s time to go to school, but neither of us feels like it. We don’t get on the bus, and... If it were me, I’d do just as they did, and go around aimlessly. It’s the chemistry that makes for the fun, isn’t it? The most we can do is give them the occasions. Whether they have fun or not will be up to them.</text:p>
      <text:p text:style-name="Normal">Then, what are the best occasions we can give them? I’d still love to give them something unique.</text:p>
      <text:p text:style-name="Normal">What do they love? What do they love to do?</text:p>
      <text:p text:style-name="Normal">...!!! Excellent question.</text:p>
      <text:p text:style-name="Normal">She would love to be in a relaxing environment where she has to worry about nothing. “A shell, a bubble, just for you”. A place where she can be herself without fear of repercussions, without fear of being ridiculed for it. And what about <text:span text:style-name="T1">you</text:span>? I haven’t decided much on who you are, after all.</text:p>
      <text:p text:style-name="Normal">It feels like that time, doesn’t it? God, are you a story-teller too, I wonder? So, who is <text:span text:style-name="T1">you</text:span>? What if <text:span text:style-name="T1">you</text:span> loved to travel, to meet new people and see new horizons? Then a train trip wouldn’t be bad. Still, going so far on no notice is... Hard to believe indeed. And yet somehow it does fit your image. A love for travel... What else do <text:span text:style-name="T1">you </text:span>love? Seems like the type to enjoy thrills and strong emotions. Movies and music, huh? yes, but not only.</text:p>
      <text:p text:style-name="Normal">Gaming...? Sounds like something they’d both enjoy. Nah, <text:span text:style-name="T1">you</text:span>’re probably unfamiliar with it. She’d kick your ass ten times over at any game. The arcade...?</text:p>
      <text:p text:style-name="Normal">In this day and age?</text:p>
      <text:p text:style-name="Normal">Sure, we went to one ourselves. While <text:span text:style-name="T1">you</text:span> don’t fully grasp it yourself, <text:span text:style-name="T1">you </text:span>do enjoy new experiences, trying out new things. But... No, it wouldn’t be hard to believe that you haven’t been to an arcade before.</text:p>
      <text:p text:style-name="Normal">いや、やっぱ信じ難い。ね、水飲みたい。</text:p>
      <text:p text:style-name="Normal">いいよ、行け。あと死なないでください。</text:p>
      <text:p text:style-name="Normal">“””</text:p>
      <text:p text:style-name="Normal">The current state is... I don’t like it. Instinctively, I want to say that it’s going in the right direction, but that’s not it, not yet. We need to modify it. It’s not what my heart wants yet. Not yet.</text:p>
      <text:p text:style-name="Normal">We really do struggle with reality, don’t we? When we were unleashed from it, when we didn’t have any restriction, we came up with node 2 in essentially one go. Whatever. We’ll... Listen to our heart yet. We’ll learn how to write to it.</text:p>
      <text:p text:style-name="Normal"/>
      <text:p text:style-name="Normal">I want more. It’s just as you said, it’s not quite it yet. It’s... It’s the right direction, but it’s not it. Let’s try and rewrite it using what we’ve learned.</text:p>
      <text:p text:style-name="Normal">“What is happiness...?”答えたい。答えあげたい。</text:p>
      <text:p text:style-name="Normal"/>
      <text:p text:style-name="Normal">Making the ordinary extraordinary is easy when there’s just one person, when it’s just me. But, how do I do it when there’s someone else? Logic dictates that I either have to invite them to my world, or we agree to meet in an extraordinary world, consciously or not. やっぱさ、君は私の世界につれていきたい。それしかない。 How do I do that? How do I take you into my world?</text:p>
      <text:p text:style-name="Normal">Can she go into her world, and, would you meet her there? Can she go into her world, and you would... Understand? Then... I’d need to make her comfortable, and establish a connection between you two, wouldn’t I? An unusual café.</text:p>
      <text:p text:style-name="Normal">Still, it does show a weakness of mine: I’m helpless without imagination, aren’t I? And yet, this was supposed to be an exercise to get good with the ordinary. An exercise to learn to play with the magic of daily life without relying on imaginary magic. This is what makes this moment an important decision: do I fully commit to my imaginative style, or do I try to become more well-rounded, and learn to play with the mundane? I want the latter. But I don’t know how to do it. I want the latter because... I want to become the best writer I can be, and the best writer ever.</text:p>
      <text:p text:style-name="Normal">Tell me, would I regret having an imaginative style? It’s fine to have weaknesses, depending on your objective. Should we abandon pride and ambition? Yes, we should, because our true goal is to have fun. だからさ、楽しんでいこう。 Let’s commit to our style, and have all the regrets we want later.</text:p>
      <text:p text:style-name="Normal">That said, while I do have ideas, it’s still not obvious to invite you to her world.</text:p>
      <text:p text:style-name="Normal"/>
      <text:p text:style-name="Normal"/>
      <text:p text:style-name="Normal">In the end... I’m not saying that this node is finished, but it feels like it. In the end... We didn’t resort to magic. In the end the progression is so much slower than we thought... But... Maybe that’s for the best. Maybe it feels more natural like this. That’s what I’m hoping.</text:p>
      <text:p text:style-name="Normal"/>
      <text:p text:style-name="Normal"/>
      <text:p text:style-name="Normal">Node 4: I’m struggling to get a certain feeling across. Uncertainty? Doubt? Some sort of regret for lying to you... Do I want it to weigh on her conscience? Or is that overdoing it?</text:p>
      <text:p text:style-name="Normal">What do I want?</text:p>
      <text:p text:style-name="Normal">I see... I want it to not come out of nowhere, and to actually feel important, that she wants to stop lying to you.</text:p>
      <text:p text:style-name="Normal">Make it not come out of nowhere, huh? Glad you were explicit, now we have more options at our disposals.</text:p>
      <text:p text:style-name="Normal">It’s more complex than we thought. We don’t really have that many places to set that up, that’s the main problem. Essentially, while I thought we could do it at the end of node 3, as things stand node 4 is our only option. I... Don’t really want to-</text:p>
      <text:p text:style-name="Normal">Then let’s not do it directly. Let’s do it indirectly. Instead of telling throughout node 4 how she wants to stop lying to you, let her enjoy being herself around you. Let her enjoy being herself around you.</text:p>
      <text:p text:style-name="Normal">That will require some adjustments.</text:p>
      <text:p text:style-name="Normal">I am aware.</text:p>
      <text:p text:style-name="Normal"/>
      <text:p text:style-name="Normal"/>
      <text:p text:style-name="Normal">Let’s talk. Node 4... It didn’t change much, in the end. All we did was add a little more subtlety. You could probably study the changes better than me, dear reader. We both have access to the previous Git commits, but I don’t have the will to go through them. But, that’s not what I wanted to talk about. What do we do from now on? Despite what we thought, we do have a lead from the past: there was exactly one instance where we got past this particular episode, though in a different form. In that previous instance, in a different file, we started introducing confusion. So, I’m wondering, should we do so now too?</text:p>
      <text:p text:style-name="Normal">We have the skills to avoid the emotional whiplash, or even better, to play on it. But, there are infinitely many other things we could try out. Wanna think?</text:p>
      <text:p text:style-name="Normal">Hadn’t we come up with something for this, in this file? Let’s see...</text:p>
      <text:p text:style-name="Normal">結局同じことじゃねえか。Convergence towards an idea. No, let’s not divagate.</text:p>
      <text:p text:style-name="Normal">Still. Let’s think of the other options. First, the polar opposite: an immediate and good ending. Unsatisfactory, after this entire build-up. What about a continuation of their love story? Having it slowly grow? Of course, neither this nor the previous one matches the song, so both are a no-go anyway.</text:p>
      <text:p text:style-name="Normal">It’s strange. Now that I’ve thought of this path, I’m unsure anything else would satisfy me.</text:p>
      <text:p text:style-name="Normal"/>
      <text:p text:style-name="Normal">For no reason in particular, I felt intrigued by a title I’d seen often, “The old man and the sea”, so I searched it up. Ernest Hemingway. I... ended up being curious about the author, and made a brief Wikipedia search. And, a quote of his piqued my attention. Something about leaving things unsaid. Something about knowing to play with the emotions between the lines. I guess... I’ll pay more attention to that.</text:p>
      <text:p text:style-name="Normal"/>
      <text:p text:style-name="Normal">あのさ。どうする？</text:p>
      <text:p text:style-name="Normal">We commit, and we see what comes of it.</text:p>
      <text:p text:style-name="Normal">Then, before we move, it’s important we understand exactly what we want.</text:p>
      <text:p text:style-name="Normal">I want the winds to change, and I want “that girl” to make her first appearance. The first half of the first part has concluded, time for the second act.</text:p>
      <text:p text:style-name="Normal">There’s a question I must ask you before we can proceed: how did the second day end?</text:p>
      <text:p text:style-name="Normal">It ends the way we’ve always wanted to end it: second time was not the charm. Did she cry herself to sleep? Would she? Excellent question: would she? She would. And, we’ve entered a field we’re unfamiliar with now.</text:p>
      <text:p text:style-name="Normal"/>
      <text:p text:style-name="Normal"/>
      <text:p text:style-name="Normal"/>
      <text:p text:style-name="Normal">Oh. Right. I’m going to make you taste loneliness in this node, aren’t I? This will be my revenge on you, reader, on this world that left me in it. A petty revenge that I’ll need to exact, because I feel like it’s important. I want to share it with you, because it will make sweet things sweeter.</text:p>
      <text:p text:style-name="Normal"/>
      <text:p text:style-name="Normal">Loneliness. How do we create it? 意外と難しいですね。How do I make you feel it, understand it? No, I’m... aiming for something else. I was thinking of what exactly made me lonely, how I felt lonely. Nowadays, I don’t care that much about it, but there was a time when it hurt a lot, to be alone in a sea of people. No, let’s be more precise: it hurt a lot, to be alone when others weren’t. There were others like me who were also alone, but we never made any effort to approach one another. If we could have, we would have approached others, already. And... There were times when I did. Only, they never amounted to anything. you could genuinely ask me when was the last time I’d made a friend, and if you were to add the constraint “excluding from school”, then I... I would have to dig deep in my memories. Not that I’d exactly made a lot of friends in school...</text:p>
      <text:p text:style-name="Normal">あのさ、食わせないかもしれない。 I can’t just hit you with loneliness like that, out of nowhere. Like every other feeling, like every other emotional state, I have to earn it, to build it up.</text:p>
      <text:p text:style-name="Normal">In this specific case, I have two ways of doing it, or rather, there’s two things I have to use here: <text:span text:style-name="T1">you</text:span>, and the school.</text:p>
      <text:p text:style-name="Normal">And I feel like I <text:span text:style-name="T2">have</text:span> to use them both, for some reason. This suddenly went from being an emotional work to a technical one. Well, it’s still emotional, but we have to engineer it. I absolutely hated the sound of that last sentence. You’re an artist, before anything else. You make art, you create. You don’t engineer. And our current task is to create an emotion.</text:p>
      <text:p text:style-name="Normal">それでも、方法を見つけたい。</text:p>
      <text:p text:style-name="Normal"/>
      <text:p text:style-name="Normal">寂しさってこんなにくだらなかったっけ？ I see... It was a bit more melodramatic in my mind. And yet, yes, it was like this.</text:p>
      <text:p text:style-name="Normal">What do we do? It seems I’m impatient. I have to change that.</text:p>
      <text:p text:style-name="Normal"/>
      <text:p text:style-name="Normal">I’m actually at a loss. I don’t know what to do. Put simply, I don’t know how to make you feel loneliness.　どうすればいいの？</text:p>
      <text:p text:style-name="Normal">Should we break down what loneliness is?</text:p>
      <text:p text:style-name="Normal">Before we do that, this is our greatest challenge yet, as a writer. To master the magic of emotions first. Real magic before imaginary magic. I want to be able to do it. So, tell me, what is loneliness?</text:p>
      <text:p text:style-name="Normal"/>
      <text:p text:style-name="Normal">I’m not particularly sad when I’m alone. It really depends on the situation. If I were alone in a desert, the cold earth against my back and a branch of the Milky Way watching over me, I would only feel a little lonely, because I would want to share this moment with someone... close to me.</text:p>
      <text:p text:style-name="Normal">What happened was, as I was thinking of what it was, things came to mind, and I just had to write them down on the story, not here. Okay but the real question is: how the fuck did I even come up with that thing with Time? How did I do that? I did that? I did... How did I do it?</text:p>
      <text:p text:style-name="Normal">Because you had music. Music guides us, as you’ve once remarked. It inspires us, even when it doesn’t have lyrics. A custom playlist containing four songs by Tom Day: Who We Want To Be, Crossroads, Echoes, and Going Home.</text:p>
      <text:p text:style-name="Normal">But, it wasn’t just music. Music really just sets an atmosphere in our heart. How you came up with that thing with Time, that was all you. No, I’d go even further: that was very much something you’d do. I liked it a lot. Well done.</text:p>
      <text:p text:style-name="Normal">Loneliness won’t be expressed or shared in just a few paragraphs. It’s going to take this entire node, and every node until the end of part 1.</text:p>
      <text:p text:style-name="Normal"/>
      <text:p text:style-name="Normal">Pacing. We can’t take things too slow either. I have yet to introduce the elements of “confusion” I’d meant to use. あの娘。</text:p>
      <text:p text:style-name="Normal">そうか。 Let me put here the contents of the throwaway file I wrote. I think I understood the cause of my writer’s block.</text:p>
      <text:p text:style-name="Normal">“My name is Harmony. I want to make of writing my passion. I want to lose myself in it, all the while retaining full control of myself. I want to enter the flow state, the zone. So, I’ll do my very best to achieve that. My absolute best.</text:p>
      <text:p text:style-name="Normal"/>
      <text:p text:style-name="Normal">Usually, if something was wrong, you’d come talk to me. What’s wrong?</text:p>
      <text:p text:style-name="Normal">I’m not sure. I don’t like how I’m writing. Is it the entire node that I don’t like? I’m not sure. Am I being too impatient, and am feeling that things should happen more quickly? Should I take it easy, and not self-impose made-up rules? How should I write? Is not having access to music really crippling me?</text:p>
      <text:p text:style-name="Normal">One thing’s for certain: I’m not liking how things are going. I’m not sure why, but I’m not liking them. Am I trying too hard at something? There’s something I’m trying too hard to do, isn’t there? What is it? わからない。</text:p>
      <text:p text:style-name="Normal">Art is expression of self, and the reason music helps is that it brings out our true self, it makes us not care about anything but what we write, but what we say. Art is an expression of self, but I wrote to fulfil some agenda. I didn’t write to express myself, did I? Or rather, I’m not expressing myself as I write, am I? I’m putting down the words, but the words don’t come from my soul. That’s what’s wrong, isn’t it. Music... Is it a coincidence that music and muse are such similar words? Music... I never thought about its etymology, but it’s even more glaring in French: musique, et muse. -ique is a form that really is only used to make an adverb out of a noun... Who...? Who came up with the word “music”? Who was the genius thousands of years ahead of their time?”</text:p>
      <text:p text:style-name="Normal"/>
      <text:p text:style-name="Normal"/>
      <text:p text:style-name="Normal">You’ll be my diary today. Because I want to record these thoughts. 神様ってこんなに悲しくなれるなんて思わなかった。 Summer will end soon, and I’ve done nothing-summer like, this year. Have I gone out with friends? A few times, and not in a summer-like style, so to say. I got a drink, once. I think that’s the extent of it. In reality, I’m not actually feeling sad, it’s more like, a slow sinking realisation that I’ve let my favourite season pass without making any memories. At the same time, can I claim that I’ve achieved anything worth the sacrifice of those memories? I’m afraid growth doesn’t work like that. Growth is slow and procedural, and, put frankly, I do regret not having enjoyed summer at all, but I don’t particularly care to try to enjoy it either. そもそも何をしようかわからない、そしてわかろうともしてない。面倒くさいから。So, to sum it up, I’m not getting anywhere fast, and I’ve precious little to show for it. And yet, I don’t feel bad about it. I feel the same as she does right now: I don’t particularly care. I’m just content being in my own bubble.</text:p>
      <text:p text:style-name="Normal">でもわかってるよ。死んだら後悔しか残すことさ、今の私だったら。 The sky was beautiful outside, and I wondered what I’d think if this were the last time I would ever see it so bright and blue. I really would leave nothing but regrets.</text:p>
      <text:p text:style-name="Normal">Now then, shall we go back to writing?</text:p>
      <text:p text:style-name="Normal"/>
      <text:p text:style-name="Normal">Beautiful. But, we have to calculate carefully. Very carefully. We essentially hinge on the fact that she’s by far and away her own harshest critic. Before we proceed, tell me, how is her behaviour self-destructive?</text:p>
      <text:p text:style-name="Normal">Fuck... Is it the same as me? Do you mean to tell me that I was lucky? What happens when unyielding harshness and severity meets continuous failure? Is it a recipe for disaster? Without a shadow of a doubt. What i want to know is: how much of a disaster? It depends on the circumstances. I see... And me being God, I decide the circumstances... Am I heartless, I wonder? Why don’t I feel bad about this? This piece of writing is certainly strong, but, does it belong?</text:p>
      <text:p text:style-name="Normal">I need to think... Does it really belong? If.. If we haven’t changed at all, then you’ll come back to this and just continue like nothing was, like we don’t worry about writing a real story and are really only going with the flow and hoping our skills and the general story bail us out. I don’t want that. Let’s think, Harmony. Tell me, what was it that you were envisioning?</text:p>
      <text:p text:style-name="Normal"/>
      <text:p text:style-name="Normal">She... She isn’t depressed, is she? We aren’t showing it at all.</text:p>
      <text:p text:style-name="Normal">I see, part of the plan is to hide that. I know full well that the weight of a heavy decision such as whether to live or not cannot be taken lightly. But I must hide to you, as skilfully as I can, everything: did you know? People will smile normally at you one day, and the next, they’re gone forever. People will want you to think that everything is alright, and that there’s nothing to worry about, when they know that’s not the case. No, sometimes it’s even scarier: they know it’s the case, their resolve is such that they know that everything’s alright, because soon there won’t be anything to worry about anymore.</text:p>
      <text:p text:style-name="Normal">Where does she fall? She’s special: she can’t quite give up hope. Only, she will. We lie to the reader, we only show the side of her that’s fine, that’s doing acceptably well, or at the very least doesn’t cause immediate concern. We do not show the true darkness. We do not show the true abyss.</text:p>
      <text:p text:style-name="Normal">In that case, we must leave hints of it.</text:p>
      <text:p text:style-name="Normal">Still, in this particular case, is she acting like someone who’s depressed? She’s only showing her anti-social colours at worst.</text:p>
      <text:p text:style-name="Normal">Aren’t you the stubborn one, “it’s part of the plan.” But I do agree that we should sprinkle in more hints.</text:p>
      <text:p text:style-name="Normal">No, my concern was that someone truly depressed at their core wouldn’t act as she has, they wouldn’t take action as she does, and they wouldn’t care like she does.</text:p>
      <text:p text:style-name="Normal">Who are you to decide that? Who are you to decide what being “truly depressed” is and what it involves? You’re only a God of the worlds you create. You do not get to decide how heavy someone’s pain is to themselves.</text:p>
      <text:p text:style-name="Normal">I see, I understand... I think we should prepare to go to sleep. Should we? I don’t know whether tomorrow we’ll have an occasion such as this one. It would be wisest to make full use of this.</text:p>
      <text:p text:style-name="Normal">Wise to throw discipline out the window? We’d need to debate that.</text:p>
      <text:p text:style-name="Normal">Passion is what we want to cultivate. In that case, there’s only one answer: we used to believe that continuing to write right now would cultivate passion, but now we believe that it’s a by-product of discipline. Which one is true, I wonder?</text:p>
      <text:p text:style-name="Normal">Discipline... Everything points toward that, especially my knowledge and experiences. We go to sleep then.</text:p>
      <text:p text:style-name="Normal"/>
      <text:p text:style-name="Normal">This is going to be difficult. <text:s text:c="1"/>I know how to talk with oneself, but I don’t know how to make it rain words. Should it be one way, should rain fall upwards too? Or should it be a torrential downpour? I don’t know. I don’t know because I’ve never been in something like this. But I think there isn’t a right or wrong answer. There is rain.</text:p>
      <text:p text:style-name="Normal">I want it to be a gentle, quiet rain. I want it to be the silent tears of a sky that’s given up.</text:p>
      <text:p text:style-name="Normal"/>
      <text:p text:style-name="Normal">なんか違う。I know I can’t force inspiration, and I also know I screwed up my positioning for today. Should I keep on trying? Let’s try a little long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